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Results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ttingResults.getP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Results.haveFormattedPageSequence( AbstractPageSequence pageSequence , int page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attingResults.Formatting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mattingResults.getPageSequ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